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9000000A108A7FDF0CF809F2E.png" manifest:media-type="image/png"/>
  <manifest:file-entry manifest:full-path="Pictures/100002010000025D00000117727096D9673433AD.png" manifest:media-type="image/png"/>
  <manifest:file-entry manifest:full-path="Pictures/100002010000029C000001AD851610059FD46E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3e9" officeooo:paragraph-rsid="0012c3e9"/>
    </style:style>
    <style:style style:name="P2" style:family="paragraph" style:parent-style-name="Standard">
      <style:text-properties fo:color="#c9211e" fo:font-size="14pt" fo:font-weight="bold" officeooo:rsid="0012c3e9" officeooo:paragraph-rsid="0012c3e9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c9211e" fo:font-size="14pt" fo:font-weight="bold" officeooo:rsid="0012c3e9" officeooo:paragraph-rsid="0015a5e2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fo:font-size="12pt" fo:font-weight="bold" officeooo:rsid="002179db" officeooo:paragraph-rsid="002179db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fo:font-size="12pt" fo:font-weight="normal" officeooo:rsid="0012c3e9" officeooo:paragraph-rsid="0015a5e2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fo:font-size="12pt" fo:font-weight="normal" officeooo:rsid="0019fbe6" officeooo:paragraph-rsid="001b3501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fo:font-size="10.5pt" fo:font-weight="normal" officeooo:rsid="001d4e54" officeooo:paragraph-rsid="001d4e5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style:line-height-at-least="0.198in"/>
      <style:text-properties fo:color="#ffffff" style:font-name="Droid Sans Mono" fo:font-size="10.5pt" fo:font-weight="normal" fo:background-color="#0d0d1d"/>
    </style:style>
    <style:style style:name="P9" style:family="paragraph" style:parent-style-name="Standard">
      <style:text-properties fo:color="#ffffff" style:font-name="Droid Sans Mono" fo:font-size="10.5pt" fo:font-weight="normal" officeooo:rsid="0012c3e9" officeooo:paragraph-rsid="0015a5e2" fo:background-color="#0d0d1d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ffffff" style:font-name="Droid Sans Mono" fo:font-size="10.5pt" fo:font-weight="normal" officeooo:rsid="0019fbe6" officeooo:paragraph-rsid="001b3501" fo:background-color="#0d0d1d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ffffff" fo:font-size="10.5pt" fo:font-weight="normal" officeooo:rsid="0019fbe6" officeooo:paragraph-rsid="001b3501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9fbe6" officeooo:paragraph-rsid="0012c3e9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9fbe6" officeooo:paragraph-rsid="002f4b4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color="#ffffff" style:font-name="Droid Sans Mono" fo:font-size="10.5pt" fo:font-weight="normal" officeooo:rsid="0022d3f4" officeooo:paragraph-rsid="0022d3f4" fo:background-color="#0d0d1d"/>
    </style:style>
    <style:style style:name="P1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9fbe6" officeooo:paragraph-rsid="0022d3f4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in" fo:margin-right="0in" fo:orphans="2" fo:widows="2" fo:text-indent="0in" style:auto-text-indent="false"/>
    </style:style>
    <style:style style:name="P17" style:family="paragraph" style:parent-style-name="Text_20_body">
      <style:paragraph-properties fo:margin-left="0in" fo:margin-right="0in" fo:orphans="2" fo:widows="2" fo:text-indent="0in" style:auto-text-indent="false"/>
      <style:text-properties officeooo:rsid="0022d3f4" officeooo:paragraph-rsid="0022d3f4"/>
    </style:style>
    <style:style style:name="P18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P20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19fbe6" officeooo:paragraph-rsid="002179db" style:font-size-asian="12pt" style:font-weight-asian="normal" style:font-size-complex="12pt" style:font-weight-complex="normal"/>
    </style:style>
    <style:style style:name="P21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26b4ea" officeooo:paragraph-rsid="002979f1" style:font-size-asian="12pt" style:font-weight-asian="normal" style:font-size-complex="12pt" style:font-weight-complex="normal"/>
    </style:style>
    <style:style style:name="P22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2f4b43" officeooo:paragraph-rsid="002f4b43" style:font-size-asian="12pt" style:font-weight-asian="normal" style:font-size-complex="12pt" style:font-weight-complex="normal"/>
    </style:style>
    <style:style style:name="P23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31bd3d" officeooo:paragraph-rsid="0031bd3d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26b4ea" officeooo:paragraph-rsid="0026b4ea" style:font-size-asian="12pt" style:font-weight-asian="bold" style:font-size-complex="12pt" style:font-weight-complex="bold"/>
    </style:style>
    <style:style style:name="P25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2979f1" officeooo:paragraph-rsid="002979f1" style:font-size-asian="12pt" style:font-weight-asian="bold" style:font-size-complex="12pt" style:font-weight-complex="bold"/>
    </style:style>
    <style:style style:name="P26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2f4b43" officeooo:paragraph-rsid="002f4b43" style:font-size-asian="12pt" style:font-weight-asian="bold" style:font-size-complex="12pt" style:font-weight-complex="bold"/>
    </style:style>
    <style:style style:name="P27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31bd3d" officeooo:paragraph-rsid="0031bd3d" style:font-size-asian="12pt" style:font-weight-asian="bold" style:font-size-complex="12pt" style:font-weight-complex="bold"/>
    </style:style>
    <style:style style:name="P28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31d684" officeooo:paragraph-rsid="0031d684" style:font-size-asian="12pt" style:font-weight-asian="bold" style:font-size-complex="12pt" style:font-weight-complex="bold"/>
    </style:style>
    <style:style style:name="P29" style:family="paragraph" style:parent-style-name="Text_20_body">
      <style:text-properties fo:color="#000000" style:font-name="Arial" fo:font-size="12pt" fo:font-weight="bold" officeooo:paragraph-rsid="0026b4ea"/>
    </style:style>
    <style:style style:name="P30" style:family="paragraph" style:parent-style-name="Text_20_body">
      <style:text-properties officeooo:paragraph-rsid="00222245"/>
    </style:style>
    <style:style style:name="P31" style:family="paragraph" style:parent-style-name="Standard">
      <style:text-properties fo:color="#c9211e" fo:font-size="14pt" fo:font-style="normal" fo:font-weight="bold" officeooo:rsid="0040321f" officeooo:paragraph-rsid="0040321f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fo:color="#c9211e" fo:font-size="14pt" fo:font-style="normal" fo:font-weight="bold" officeooo:rsid="00498c63" officeooo:paragraph-rsid="00498c63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fo:color="#c9211e" fo:font-size="14pt" fo:font-style="normal" fo:font-weight="bold" officeooo:rsid="005d06f4" officeooo:paragraph-rsid="005d06f4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color="#2a6099" fo:font-size="16pt" fo:font-weight="bold" officeooo:rsid="00392dfe" officeooo:paragraph-rsid="00392dfe" style:font-size-asian="16pt" style:font-weight-asian="bold" style:font-size-complex="16pt" style:font-weight-complex="bold"/>
    </style:style>
    <style:style style:name="P35" style:family="paragraph" style:parent-style-name="Standard">
      <style:text-properties officeooo:paragraph-rsid="00392dfe"/>
    </style:style>
    <style:style style:name="P36" style:family="paragraph" style:parent-style-name="Standard">
      <style:text-properties fo:color="#000000" fo:font-size="12pt" fo:font-style="normal" fo:font-weight="normal" officeooo:rsid="003b5da5" officeooo:paragraph-rsid="003b5da5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color="#000000" fo:font-size="12pt" fo:font-style="normal" fo:font-weight="normal" officeooo:rsid="003d3135" officeooo:paragraph-rsid="003d3135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color="#000000" fo:font-size="12pt" fo:font-style="normal" fo:font-weight="normal" officeooo:rsid="003f2897" officeooo:paragraph-rsid="003d3135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color="#000000" fo:font-size="12pt" fo:font-style="normal" fo:font-weight="normal" officeooo:rsid="00407522" officeooo:paragraph-rsid="00407522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color="#000000" fo:font-size="12pt" fo:font-style="normal" fo:font-weight="normal" officeooo:rsid="0041595d" officeooo:paragraph-rsid="0041595d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color="#000000" fo:font-size="12pt" fo:font-style="normal" fo:font-weight="normal" officeooo:rsid="0042e403" officeooo:paragraph-rsid="0042e403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color="#000000" fo:font-size="12pt" fo:font-style="normal" fo:font-weight="normal" officeooo:rsid="0042e403" officeooo:paragraph-rsid="004abb97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color="#000000" fo:font-size="12pt" fo:font-style="normal" fo:font-weight="normal" officeooo:rsid="004abb97" officeooo:paragraph-rsid="004abb97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color="#000000" fo:font-size="12pt" fo:font-style="normal" fo:font-weight="normal" officeooo:rsid="0051de94" officeooo:paragraph-rsid="0051de94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color="#000000" fo:font-size="12pt" fo:font-style="normal" fo:font-weight="normal" officeooo:rsid="0055ed9a" officeooo:paragraph-rsid="0055ed9a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color="#000000" fo:font-size="12pt" fo:font-style="normal" fo:font-weight="normal" officeooo:rsid="0059bfe2" officeooo:paragraph-rsid="0059bfe2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color="#000000" fo:font-size="12pt" fo:font-style="normal" fo:font-weight="normal" officeooo:rsid="005d06f4" officeooo:paragraph-rsid="005e4be8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color="#000000" fo:font-size="12pt" fo:font-style="normal" fo:font-weight="normal" officeooo:rsid="005e4be8" officeooo:paragraph-rsid="005e4be8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color="#000000" fo:font-size="12pt" fo:font-style="normal" fo:font-weight="normal" officeooo:rsid="005f5b82" officeooo:paragraph-rsid="005f5b82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color="#000000" fo:font-size="12pt" fo:font-style="normal" fo:font-weight="bold" officeooo:rsid="0059bfe2" officeooo:paragraph-rsid="0059bfe2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text-properties fo:color="#000000" fo:font-size="12pt" fo:font-style="normal" fo:font-weight="bold" officeooo:rsid="0059bfe2" officeooo:paragraph-rsid="0063b879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text-properties fo:color="#000000" fo:font-size="12pt" fo:font-style="normal" fo:font-weight="bold" officeooo:rsid="005c7a22" officeooo:paragraph-rsid="005c7a22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text-properties fo:color="#000000" fo:font-size="12pt" fo:font-style="normal" fo:font-weight="bold" officeooo:rsid="005d06f4" officeooo:paragraph-rsid="005d06f4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>
      <style:text-properties fo:color="#000000" fo:font-size="12pt" fo:font-weight="bold" officeooo:rsid="002179db" officeooo:paragraph-rsid="00222245" style:font-size-asian="12pt" style:font-weight-asian="bold" style:font-size-complex="12pt" style:font-weight-complex="bold"/>
    </style:style>
    <style:style style:name="P55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26b4ea" officeooo:paragraph-rsid="0026b4ea" style:font-size-asian="12pt" style:font-weight-asian="normal" style:font-size-complex="12pt" style:font-weight-complex="normal"/>
    </style:style>
    <style:style style:name="P56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31d684" officeooo:paragraph-rsid="0031d684" style:font-size-asian="12pt" style:font-weight-asian="normal" style:font-size-complex="12pt" style:font-weight-complex="normal"/>
    </style:style>
    <style:style style:name="P57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26b4ea" officeooo:paragraph-rsid="0026b4ea" style:font-size-asian="12pt" style:font-weight-asian="bold" style:font-size-complex="12pt" style:font-weight-complex="bold"/>
    </style:style>
    <style:style style:name="P58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59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inherit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P60" style:family="paragraph" style:parent-style-name="Text_20_body" style:list-style-name="L1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inherit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22d3f4" officeooo:paragraph-rsid="0022d3f4" style:font-size-asian="12pt" style:font-weight-asian="normal" style:font-size-complex="12pt" style:font-weight-complex="normal"/>
    </style:style>
    <style:style style:name="P63" style:family="paragraph" style:parent-style-name="Text_20_body" style:list-style-name="L2">
      <style:paragraph-properties fo:margin-top="0.1043in" fo:margin-bottom="0.0972in" loext:contextual-spacing="false" fo:orphans="2" fo:widows="2" fo:padding="0in" fo:border="none"/>
      <style:text-properties fo:font-variant="normal" fo:text-transform="none" fo:color="#000000" style:font-name="Arial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505a"/>
    </style:style>
    <style:style style:name="T3" style:family="text">
      <style:text-properties fo:color="#ffffff" style:font-name="Droid Sans Mono" fo:font-size="10.5pt" fo:font-weight="normal" fo:background-color="#0d0d1d" loext:char-shading-value="0"/>
    </style:style>
    <style:style style:name="T4" style:family="text">
      <style:text-properties fo:color="#95b1ec"/>
    </style:style>
    <style:style style:name="T5" style:family="text">
      <style:text-properties fo:color="#95b1ec" style:font-name="Droid Sans Mono" fo:background-color="#0d0d1d" loext:char-shading-value="0"/>
    </style:style>
    <style:style style:name="T6" style:family="text">
      <style:text-properties fo:color="#95b1ec" style:font-name="Droid Sans Mono" officeooo:rsid="0012c3e9" fo:background-color="#0d0d1d" loext:char-shading-value="0"/>
    </style:style>
    <style:style style:name="T7" style:family="text">
      <style:text-properties fo:color="#89ddff"/>
    </style:style>
    <style:style style:name="T8" style:family="text">
      <style:text-properties fo:color="#89ddff" style:font-name="Droid Sans Mono" fo:background-color="#0d0d1d" loext:char-shading-value="0"/>
    </style:style>
    <style:style style:name="T9" style:family="text">
      <style:text-properties fo:color="#89ddff" style:font-name="Droid Sans Mono" officeooo:rsid="0012c3e9" fo:background-color="#0d0d1d" loext:char-shading-value="0"/>
    </style:style>
    <style:style style:name="T10" style:family="text">
      <style:text-properties fo:color="#89ddff" style:font-name="Droid Sans Mono" fo:font-size="10.5pt" fo:font-weight="normal" fo:background-color="#0d0d1d" loext:char-shading-value="0"/>
    </style:style>
    <style:style style:name="T11" style:family="text">
      <style:text-properties fo:color="#000000"/>
    </style:style>
    <style:style style:name="T12" style:family="text">
      <style:text-properties fo:color="#000000" fo:font-size="12pt"/>
    </style:style>
    <style:style style:name="T13" style:family="text">
      <style:text-properties style:font-name="Droid Sans Mono" fo:background-color="#0d0d1d" loext:char-shading-value="0"/>
    </style:style>
    <style:style style:name="T14" style:family="text">
      <style:text-properties fo:font-size="12pt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variant="normal" fo:text-transform="none" style:font-name="inherit" fo:font-size="12pt" fo:letter-spacing="normal" fo:font-style="normal" officeooo:rsid="0019fbe6"/>
    </style:style>
    <style:style style:name="T17" style:family="text">
      <style:text-properties fo:font-variant="normal" fo:text-transform="none" fo:color="#000000" style:font-name="inherit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Consolas" fo:font-size="12pt" fo:letter-spacing="normal" fo:font-style="normal" fo:font-weight="normal" officeooo:rsid="0019fbe6" style:font-size-asian="12pt" style:font-weight-asian="normal" style:font-size-complex="12pt" style:font-weight-complex="normal" loext:padding="0in" loext:border="none"/>
    </style:style>
    <style:style style:name="T19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Arial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font-name="Arial" fo:font-size="12pt" fo:letter-spacing="normal" fo:font-style="normal" fo:font-weight="bold" officeooo:rsid="0019fbe6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style:font-name="Arial" fo:font-size="12pt" fo:letter-spacing="normal" fo:font-style="normal" fo:font-weight="bold" officeooo:rsid="0026b4ea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9fbe6" style:text-blinking="fals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officeooo:rsid="0019fbe6" style:text-blinking="false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89ddff" style:font-name="Arial" fo:font-size="12pt" fo:letter-spacing="normal" fo:font-style="normal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c3e88d" style:font-name="Arial" fo:font-size="12pt" fo:letter-spacing="normal" fo:font-style="normal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letter-spacing="normal" fo:font-style="normal" officeooo:rsid="0026b4ea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2a6099" style:font-name="Arial" fo:font-size="16pt" fo:letter-spacing="normal" fo:font-style="normal" fo:font-weight="bold" officeooo:rsid="00392dfe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2a6099" style:font-name="Arial" fo:font-size="16pt" fo:letter-spacing="normal" fo:font-style="normal" fo:font-weight="bold" officeooo:rsid="003acb45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color="#2a6099" style:font-name="Arial" fo:font-size="16pt" fo:letter-spacing="normal" fo:font-style="normal" fo:font-weight="bold" officeooo:rsid="0062f49a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2a6099" style:font-name="Arial" fo:font-size="16pt" fo:letter-spacing="normal" fo:font-style="normal" fo:font-weight="bold" officeooo:rsid="0064776c" style:font-size-asian="16pt" style:font-weight-asian="bold" style:font-size-complex="16pt" style:font-weight-complex="bold"/>
    </style:style>
    <style:style style:name="T33" style:family="text">
      <style:text-properties fo:font-variant="normal" fo:text-transform="none" fo:color="#2a6099" style:font-name="Arial" fo:font-size="16pt" fo:letter-spacing="normal" officeooo:rsid="00392dfe" style:font-size-asian="16pt" style:font-size-complex="16pt"/>
    </style:style>
    <style:style style:name="T34" style:family="text">
      <style:text-properties fo:font-variant="normal" fo:text-transform="none" fo:color="#2a6099" style:font-name="Arial" fo:font-size="16pt" fo:letter-spacing="normal" officeooo:rsid="003acb45" style:font-size-asian="16pt" style:font-size-complex="16pt"/>
    </style:style>
    <style:style style:name="T35" style:family="text">
      <style:text-properties fo:font-variant="normal" fo:text-transform="none" fo:color="#2a6099" style:font-name="Arial" fo:font-size="16pt" fo:letter-spacing="normal" officeooo:rsid="0062f49a" style:font-size-asian="16pt" style:font-size-complex="16pt"/>
    </style:style>
    <style:style style:name="T36" style:family="text">
      <style:text-properties fo:font-variant="normal" fo:text-transform="none" fo:color="#2a6099" style:font-name="Arial" fo:font-size="16pt" fo:letter-spacing="normal" officeooo:rsid="0063b879" style:font-size-asian="16pt" style:font-size-complex="16pt"/>
    </style:style>
    <style:style style:name="T37" style:family="text">
      <style:text-properties fo:font-variant="normal" fo:text-transform="none" style:font-name="Arial" fo:font-size="16pt" fo:letter-spacing="normal" style:text-underline-style="solid" style:text-underline-width="auto" style:text-underline-color="font-color" style:font-size-asian="16pt" style:font-size-complex="16pt"/>
    </style:style>
    <style:style style:name="T38" style:family="text">
      <style:text-properties fo:font-variant="normal" fo:text-transform="none" style:font-name="Arial" fo:letter-spacing="normal"/>
    </style:style>
    <style:style style:name="T39" style:family="text">
      <style:text-properties fo:font-variant="normal" fo:text-transform="none" style:font-name="Arial" fo:letter-spacing="normal" fo:font-weight="bold" style:font-weight-asian="bold" style:font-weight-complex="bold"/>
    </style:style>
    <style:style style:name="T40" style:family="text">
      <style:text-properties fo:font-variant="normal" fo:text-transform="none" style:font-name="Arial" fo:letter-spacing="normal" fo:font-weight="bold" officeooo:rsid="0053107d" style:font-weight-asian="bold" style:font-weight-complex="bold"/>
    </style:style>
    <style:style style:name="T41" style:family="text">
      <style:text-properties fo:font-variant="normal" fo:text-transform="none" style:font-name="Arial" fo:letter-spacing="normal" fo:font-weight="bold" officeooo:rsid="005eec50" style:font-weight-asian="bold" style:font-weight-complex="bold"/>
    </style:style>
    <style:style style:name="T42" style:family="text">
      <style:text-properties fo:font-variant="normal" fo:text-transform="none" style:font-name="Arial" fo:letter-spacing="normal" officeooo:rsid="003acb45"/>
    </style:style>
    <style:style style:name="T43" style:family="text">
      <style:text-properties fo:font-variant="normal" fo:text-transform="none" style:font-name="Arial" fo:letter-spacing="normal" officeooo:rsid="0041595d"/>
    </style:style>
    <style:style style:name="T44" style:family="text">
      <style:text-properties fo:font-variant="normal" fo:text-transform="none" style:font-name="Arial" fo:letter-spacing="normal" officeooo:rsid="0042e403"/>
    </style:style>
    <style:style style:name="T45" style:family="text">
      <style:text-properties fo:font-variant="normal" fo:text-transform="none" style:font-name="Arial" fo:letter-spacing="normal" officeooo:rsid="00468688"/>
    </style:style>
    <style:style style:name="T46" style:family="text">
      <style:text-properties fo:font-variant="normal" fo:text-transform="none" style:font-name="Arial" fo:letter-spacing="normal" officeooo:rsid="004bb58f"/>
    </style:style>
    <style:style style:name="T47" style:family="text">
      <style:text-properties fo:font-variant="normal" fo:text-transform="none" style:font-name="Arial" fo:letter-spacing="normal" officeooo:rsid="004f14ac"/>
    </style:style>
    <style:style style:name="T48" style:family="text">
      <style:text-properties fo:font-variant="normal" fo:text-transform="none" style:font-name="Arial" fo:letter-spacing="normal" officeooo:rsid="005029ce"/>
    </style:style>
    <style:style style:name="T49" style:family="text">
      <style:text-properties fo:font-variant="normal" fo:text-transform="none" style:font-name="Arial" fo:letter-spacing="normal" officeooo:rsid="0053107d"/>
    </style:style>
    <style:style style:name="T50" style:family="text">
      <style:text-properties fo:font-variant="normal" fo:text-transform="none" style:font-name="Arial" fo:letter-spacing="normal" officeooo:rsid="00539848"/>
    </style:style>
    <style:style style:name="T51" style:family="text">
      <style:text-properties fo:font-variant="normal" fo:text-transform="none" style:font-name="Arial" fo:letter-spacing="normal" fo:font-weight="normal" style:font-weight-asian="normal" style:font-weight-complex="normal"/>
    </style:style>
    <style:style style:name="T52" style:family="text">
      <style:text-properties fo:font-variant="normal" fo:text-transform="none" style:font-name="Arial" fo:letter-spacing="normal" style:text-underline-style="solid" style:text-underline-width="auto" style:text-underline-color="font-color"/>
    </style:style>
    <style:style style:name="T53" style:family="text">
      <style:text-properties fo:font-variant="normal" fo:text-transform="none" fo:color="#c9211e" style:font-name="Arial" fo:font-size="14pt" fo:letter-spacing="normal" fo:font-weight="bold" style:font-size-asian="14pt" style:font-weight-asian="bold" style:font-size-complex="14pt" style:font-weight-complex="bold"/>
    </style:style>
    <style:style style:name="T54" style:family="text">
      <style:text-properties fo:color="#c3e88d"/>
    </style:style>
    <style:style style:name="T55" style:family="text">
      <style:text-properties fo:color="#c3e88d" style:font-name="Droid Sans Mono" fo:font-size="10.5pt" fo:font-weight="normal" fo:background-color="#0d0d1d" loext:char-shading-value="0"/>
    </style:style>
    <style:style style:name="T56" style:family="text">
      <style:text-properties officeooo:rsid="003073b2"/>
    </style:style>
    <style:style style:name="T57" style:family="text">
      <style:text-properties officeooo:rsid="00339e1a"/>
    </style:style>
    <style:style style:name="T58" style:family="text">
      <style:text-properties officeooo:rsid="00367d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Day0: Getting to know Django</text:p>
      <text:p text:style-name="P2">Set up a Django project</text:p>
      <text:p text:style-name="P12">1/ you should have python </text:p>
      <text:p text:style-name="P12">2/ vscode + terminal</text:p>
      <text:p text:style-name="P12"/>
      <text:p text:style-name="P12">3/ mkdir dj-bootcamp <text:s text:c="2"/>(make your directory)</text:p>
      <text:p text:style-name="P12">4/ cd dj-bootcamp <text:s/>(enter to your directory)</text:p>
      <text:p text:style-name="P12">5/ python3 -m venv . (create a virtual env in this directory)</text:p>
      <text:p text:style-name="P12">6/ source bin/activate (activate the virtual env)</text:p>
      <text:p text:style-name="P12">7/ pip install django (install <text:span text:style-name="T58">Django</text:span> from the CLI)</text:p>
      <text:p text:style-name="P12">8/ django-admin stratproject dj_bootcamp . <text:s/>(start our project)</text:p>
      <text:p text:style-name="P12"/>
      <text:p text:style-name="P1"/>
      <text:p text:style-name="P3"><text:span text:style-name="T2">I</text:span>nside settings.py file</text:p>
      <text:p text:style-name="P5"><text:span text:style-name="T1">BASE_DIR</text:span> is the absolute path to the directory where <text:span text:style-name="T1">manage.py</text:span> lives</text:p>
      <text:p text:style-name="P5"/>
      <text:p text:style-name="P9">BASE_DIR = <text:span text:style-name="T4">Path</text:span><text:span text:style-name="T7">(</text:span><text:span text:style-name="T4">__file__</text:span><text:span text:style-name="T7">).</text:span><text:span text:style-name="T4">resolve</text:span><text:span text:style-name="T7">().</text:span>parent<text:span text:style-name="T7">.</text:span>parent</text:p>
      <text:p text:style-name="P5"/>
      <text:p text:style-name="P11"><text:span text:style-name="T5">Path</text:span><text:span text:style-name="T8">(</text:span><text:span text:style-name="T5">__file__</text:span><text:span text:style-name="T8">).</text:span><text:span text:style-name="T6">resolve</text:span><text:span text:style-name="T9">().</text:span><text:span text:style-name="T12"> <text:s/>:gives us the absolute path of settings.py file</text:span></text:p>
      <text:p text:style-name="P11"><text:span text:style-name="T5">Path</text:span><text:span text:style-name="T8">(</text:span><text:span text:style-name="T5">__file__</text:span><text:span text:style-name="T8">).</text:span><text:span text:style-name="T5">resolve</text:span><text:span text:style-name="T8">().</text:span><text:span text:style-name="T13">parent</text:span><text:span text:style-name="T11"> <text:s/></text:span><text:span text:style-name="T12">:gives us the path to the parent folder of this file</text:span></text:p>
      <text:p text:style-name="P11"><text:span text:style-name="T5">Path</text:span><text:span text:style-name="T8">(</text:span><text:span text:style-name="T5">__file__</text:span><text:span text:style-name="T8">).</text:span><text:span text:style-name="T5">resolve</text:span><text:span text:style-name="T8">().</text:span><text:span text:style-name="T13">parent</text:span><text:span text:style-name="T8">.</text:span><text:span text:style-name="T13">parent</text:span> <text:s/><text:span text:style-name="T12">:gives us the parent folder of the current folder =&gt; THE FOLDER OF OUR PROJECT</text:span></text:p>
      <text:p text:style-name="P6"/>
      <text:p text:style-name="P13">Note: you can join path with : <text:s text:c="2"/>BASEDIR / ‘File or folder name’</text:p>
      <text:p text:style-name="P10"/>
      <text:p text:style-name="P7"><text:span text:style-name="T14">SECRET_KEY</text:span> <text:s text:c="2"/><text:span text:style-name="T16">The secret key is used for:</text:span></text:p>
      <text:list xml:id="list471522310" text:style-name="L1">
        <text:list-item>
          <text:p text:style-name="P58"><text:span text:style-name="T17">All sessions if you are using any other session backend than </text:span><text:span text:style-name="Strong_20_Emphasis"><text:span text:style-name="Source_20_Text"><text:span text:style-name="T18">django.contrib.sessions.backends.cache</text:span></text:span></text:span><text:span text:style-name="T17">, or are using the default </text:span><text:span text:style-name="Strong_20_Emphasis"><text:span text:style-name="Source_20_Text"><text:span text:style-name="T18">get_session_auth_hash()</text:span></text:span></text:span><text:span text:style-name="T17">.</text:span></text:p>
        </text:list-item>
        <text:list-item>
          <text:p text:style-name="P58"><text:span text:style-name="T17">All messages if you are using </text:span><text:span text:style-name="Strong_20_Emphasis"><text:span text:style-name="Source_20_Text"><text:span text:style-name="T18">CookieStorage </text:span></text:span></text:span><text:span text:style-name="T17">or </text:span><text:span text:style-name="Strong_20_Emphasis"><text:span text:style-name="Source_20_Text"><text:span text:style-name="T18">FallbackStorage</text:span></text:span></text:span><text:span text:style-name="T17">.</text:span></text:p>
        </text:list-item>
        <text:list-item>
          <text:p text:style-name="P60">All PasswordResetView tokens.</text:p>
        </text:list-item>
        <text:list-item>
          <text:p text:style-name="P59">Any usage of cryptographic signing, unless a different key is provided.</text:p>
        </text:list-item>
      </text:list>
      <text:p text:style-name="P19"/>
      <text:p text:style-name="P19">If you rotate your secret key, all of the above will be invalidated. Secret keys are not used for passwords of users and key rotation will not affect them.</text:p>
      <text:p text:style-name="P6"/>
      <text:p text:style-name="P6"/>
      <text:p text:style-name="P4">DEBUG = True</text:p>
      <text:p text:style-name="P20">Never deploy a site into production with DEBUG turned on.</text:p>
      <text:p text:style-name="P18">One of the main features of debug mode is the display of detailed error pages. If your app raises an exception when DEBUG is True, Django will display a detailed traceback, including a lot of metadata about your environment, such as all the currently defined Django settings (from settings.py)."</text:p>
      <text:p text:style-name="P18">Basically, it's a gaping security hole.</text:p>
      <text:p text:style-name="P30"><text:soft-page-break/><text:line-break/></text:p>
      <text:p text:style-name="P54">ALLOWED_HOSTS = [ ]</text:p>
      <text:p text:style-name="P16"><text:span text:style-name="T20">A list of strings representing the host/domain names that this Django site can serve. This is a security measure to prevent </text:span><text:a xlink:type="simple" xlink:href="https://docs.djangoproject.com/en/3.1/topics/security/#host-headers-virtual-hosting" text:style-name="Internet_20_link" text:visited-style-name="Visited_20_Internet_20_Link"><text:span text:style-name="T25">HTTP</text:span></text:a><text:a xlink:type="simple" xlink:href="https://docs.djangoproject.com/en/3.1/topics/security/#host-headers-virtual-hosting" text:style-name="Internet_20_link" text:visited-style-name="Visited_20_Internet_20_Link"><text:span text:style-name="T24"> </text:span></text:a><text:a xlink:type="simple" xlink:href="https://docs.djangoproject.com/en/3.1/topics/security/#host-headers-virtual-hosting" text:style-name="Internet_20_link" text:visited-style-name="Visited_20_Internet_20_Link"><text:span text:style-name="T25">Host</text:span></text:a><text:a xlink:type="simple" xlink:href="https://docs.djangoproject.com/en/3.1/topics/security/#host-headers-virtual-hosting" text:style-name="Internet_20_link" text:visited-style-name="Visited_20_Internet_20_Link"><text:span text:style-name="T24"> </text:span></text:a><text:a xlink:type="simple" xlink:href="https://docs.djangoproject.com/en/3.1/topics/security/#host-headers-virtual-hosting" text:style-name="Internet_20_link" text:visited-style-name="Visited_20_Internet_20_Link"><text:span text:style-name="T25">header</text:span></text:a><text:a xlink:type="simple" xlink:href="https://docs.djangoproject.com/en/3.1/topics/security/#host-headers-virtual-hosting" text:style-name="Internet_20_link" text:visited-style-name="Visited_20_Internet_20_Link"><text:span text:style-name="T24"> </text:span></text:a><text:a xlink:type="simple" xlink:href="https://docs.djangoproject.com/en/3.1/topics/security/#host-headers-virtual-hosting" text:style-name="Internet_20_link" text:visited-style-name="Visited_20_Internet_20_Link"><text:span text:style-name="T25">attacks</text:span></text:a><text:span text:style-name="T20">, which are possible even under many seemingly-safe web server configurations.</text:span></text:p>
      <text:p text:style-name="P61"/>
      <text:p text:style-name="P16"><text:span text:style-name="T20">If </text:span><text:span text:style-name="Source_20_Text"><text:span text:style-name="T20">ALLOWED_HOSTS </text:span></text:span><text:span text:style-name="T20">is empty and </text:span><text:span text:style-name="Source_20_Text"><text:span text:style-name="T20">DEBUG=True</text:span></text:span><text:span text:style-name="T20">, subdomains of localhost were allowed.</text:span></text:p>
      <text:p text:style-name="P61"/>
      <text:p text:style-name="P61"/>
      <text:p text:style-name="P17"><text:span text:style-name="T22">I</text:span><text:span text:style-name="T21">NSTALLED_APPS </text:span><text:span text:style-name="T19">= [</text:span></text:p>
      <text:p text:style-name="P14"><text:span text:style-name="T26">'</text:span><text:span text:style-name="T27">django.contrib.admin</text:span><text:span text:style-name="T26">',</text:span></text:p>
      <text:p text:style-name="P8"><text:span text:style-name="T7">'</text:span><text:span text:style-name="T54">django.contrib.auth</text:span><text:span text:style-name="T7">',</text:span></text:p>
      <text:p text:style-name="P8"><text:span text:style-name="T7">'</text:span><text:span text:style-name="T54">django.contrib.contenttypes</text:span><text:span text:style-name="T7">',</text:span></text:p>
      <text:p text:style-name="P8"><text:span text:style-name="T7">'</text:span><text:span text:style-name="T54">django.contrib.sessions</text:span><text:span text:style-name="T7">',</text:span></text:p>
      <text:p text:style-name="P8"><text:span text:style-name="T7">'</text:span><text:span text:style-name="T54">django.contrib.messages</text:span><text:span text:style-name="T7">',</text:span></text:p>
      <text:p text:style-name="P8"><text:span text:style-name="T7">'</text:span><text:span text:style-name="T54">django.contrib.staticfiles</text:span><text:span text:style-name="T7">',</text:span></text:p>
      <text:p text:style-name="P62"/>
      <text:p text:style-name="P62">]</text:p>
      <text:p text:style-name="P62"/>
      <text:p text:style-name="P15">A list of strings designating all applications that are enabled in this Django installation. Each string should be a dotted Python path to:</text:p>
      <text:list xml:id="list3145884804" text:style-name="L2">
        <text:list-item>
          <text:p text:style-name="P63">an application configuration class (preferred), or</text:p>
        </text:list-item>
        <text:list-item>
          <text:p text:style-name="P63">a package containing an application.</text:p>
        </text:list-item>
      </text:list>
      <text:p text:style-name="Text_20_body"/>
      <text:p text:style-name="Text_20_body"><text:line-break/><text:span text:style-name="T23">MIDDLEWARE</text:span></text:p>
      <text:p text:style-name="P55">is a bunch of built in security features to Django that happens in between going to the page and a page responding to you (Request / Response cycle)</text:p>
      <text:p text:style-name="P55"/>
      <text:p text:style-name="P24"/>
      <text:p text:style-name="P29"><text:span text:style-name="T28">ROOT_URLCONF </text:span><text:span text:style-name="T3">= </text:span><text:span text:style-name="T10">'</text:span><text:span text:style-name="T55">dj_bootcamp.urls</text:span><text:span text:style-name="T10">'</text:span></text:p>
      <text:p text:style-name="P24"><text:span text:style-name="T15">Declaration for where our urls will lives (in the default configuration of Django it will be</text:span> urls.py <text:span text:style-name="T15">file )</text:span></text:p>
      <text:p text:style-name="P24"><text:soft-page-break/></text:p>
      <text:p text:style-name="P25"/>
      <text:p text:style-name="P25">TEMPLATES</text:p>
      <text:p text:style-name="P21">A list containing the settings for all template engines to be used with Django. Each item of the list is a dictionary containing the options for an individual engine.</text:p>
      <text:p text:style-name="P21"/>
      <text:p text:style-name="P26">DATABASES</text:p>
      <text:p text:style-name="P22">contain the database configuration <text:s/><text:span text:style-name="T56">(You can change your data base etc etc )</text:span></text:p>
      <text:p text:style-name="P22"/>
      <text:p text:style-name="P27">AUTH_PASSWORD_VALIDATORS</text:p>
      <text:p text:style-name="P23">Password validators to make sure tha<text:span text:style-name="T57">t</text:span> your password is very good</text:p>
      <text:p text:style-name="P23"/>
      <text:p text:style-name="P28">STATIC_URL</text:p>
      <text:p text:style-name="P56">this how we run images <text:span text:style-name="T57">CSS</text:span> and <text:span text:style-name="T57">JS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35"><text:soft-page-break/><text:span text:style-name="T29">Day1: </text:span><text:span text:style-name="T30">Web application meaning </text:span><text:span text:style-name="T31">+ Models meaning in </text:span><text:span text:style-name="T32">D</text:span><text:span text:style-name="T31">jango</text:span></text:p>
      <text:p text:style-name="P35"><text:span text:style-name="T30"/></text:p>
      <text:p text:style-name="P36"><text:span text:style-name="T42">A </text:span><text:span text:style-name="T38">web framework is just something that is sits between the web page (front-end) and the data base (back-end). It’s gonna update, parse and delete the Data Base</text:span></text:p>
      <text:p text:style-name="P36"><text:span text:style-name="T38"/></text:p>
      <text:p text:style-name="P38"><draw:frame draw:style-name="fr1" draw:name="Image1" text:anchor-type="char" svg:x="0.0925in" svg:y="0.5299in" svg:width="6.9583in" svg:height="4.4689in" draw:z-index="0"><draw:image xlink:href="Pictures/100002010000029C000001AD851610059FD46E3B.png" xlink:type="simple" xlink:show="embed" xlink:actuate="onLoad" loext:mime-type="image/png"/></draw:frame><text:span text:style-name="T38">Example</text:span></text:p>
      <text:p text:style-name="P37"><text:span text:style-name="T38"/></text:p>
      <text:p text:style-name="P37"><text:span text:style-name="T38"/></text:p>
      <text:p text:style-name="P37"><text:span text:style-name="T38"/></text:p>
      <text:p text:style-name="P37"><text:span text:style-name="T38"/></text:p>
      <text:p text:style-name="P31"><text:span text:style-name="T38">Why Django?</text:span></text:p>
      <text:p text:style-name="P39"><text:span text:style-name="T38">1- It’s a framework not a cms =&gt; this gives us a lot of flexibility <text:s/></text:span><text:span text:style-name="T43">(cms is like word press …)</text:span></text:p>
      <text:p text:style-name="P40"><text:span text:style-name="T38">2- </text:span><text:span text:style-name="T44">It’s written in Python (and I love python)</text:span></text:p>
      <text:p text:style-name="P41"><text:span text:style-name="T38">3- have a lot of built in </text:span><text:span text:style-name="T45">features </text:span><text:span text:style-name="T38">that make our life easier</text:span></text:p>
      <text:p text:style-name="P41"><text:span text:style-name="T38"/></text:p>
      <text:p text:style-name="P41"><text:span text:style-name="T38"/></text:p>
      <text:p text:style-name="P32"><text:span text:style-name="T38"/></text:p>
      <text:p text:style-name="P32"><text:span text:style-name="T38"/></text:p>
      <text:p text:style-name="P32"><text:span text:style-name="T38"/></text:p>
      <text:p text:style-name="P32"><text:span text:style-name="T38"/></text:p>
      <text:p text:style-name="P32"><text:span text:style-name="T38"/></text:p>
      <text:p text:style-name="P32"><text:span text:style-name="T38"/></text:p>
      <text:p text:style-name="P32"><text:span text:style-name="T38"/></text:p>
      <text:p text:style-name="P32"><text:soft-page-break/><text:span text:style-name="T38">models.py file</text:span></text:p>
      <text:p text:style-name="P43"><text:span text:style-name="T38">in this file we will </text:span><text:span text:style-name="T46">c</text:span><text:span text:style-name="T38">reate our models </text:span><text:span text:style-name="T47">(Tables and </text:span><text:span text:style-name="T48">F</text:span><text:span text:style-name="T47">ields)</text:span><text:span text:style-name="T38"> to our database</text:span></text:p>
      <text:p text:style-name="P42"><text:span text:style-name="T38"/></text:p>
      <text:p text:style-name="P44"><text:span text:style-name="T38">inside </text:span><text:span text:style-name="T39">models.py</text:span><text:span text:style-name="T38"> file</text:span></text:p>
      <text:p text:style-name="P41"><text:span text:style-name="T38"/></text:p>
      <text:p text:style-name="P41"><draw:frame draw:style-name="fr1" draw:name="Image2" text:anchor-type="char" svg:x="0.1555in" svg:y="0.0307in" svg:width="6.302in" svg:height="2.9063in" draw:z-index="1"><draw:image xlink:href="Pictures/100002010000025D00000117727096D9673433AD.png" xlink:type="simple" xlink:show="embed" xlink:actuate="onLoad" loext:mime-type="image/png"/></draw:frame><text:span text:style-name="T38"/></text:p>
      <text:p text:style-name="P41"><text:span text:style-name="T38"/></text:p>
      <text:p text:style-name="P41"><text:span text:style-name="T38"/></text:p>
      <text:p text:style-name="P41"><text:span text:style-name="T38"/></text:p>
      <text:p text:style-name="P41"><text:span text:style-name="T38"/></text:p>
      <text:p text:style-name="P41"><text:span text:style-name="T38"/></text:p>
      <text:p text:style-name="P41"><text:span text:style-name="T38"/></text:p>
      <text:p text:style-name="P41"><text:span text:style-name="T38"/></text:p>
      <text:p text:style-name="P41"><text:span text:style-name="T38"/></text:p>
      <text:p text:style-name="P41"><text:span text:style-name="T38"/></text:p>
      <text:p text:style-name="P41"><text:span text:style-name="T38"/></text:p>
      <text:p text:style-name="P41"><text:span text:style-name="T38"/></text:p>
      <text:p text:style-name="P41"><text:span text:style-name="T38"/></text:p>
      <text:p text:style-name="P41"><text:span text:style-name="T38"/></text:p>
      <text:p text:style-name="P41"><text:span text:style-name="T38"/></text:p>
      <text:p text:style-name="P41"><text:span text:style-name="T38"/></text:p>
      <text:p text:style-name="P41"><text:span text:style-name="T38"/></text:p>
      <text:p text:style-name="P41"><text:span text:style-name="T38">-</text:span><text:span text:style-name="T49">Every model is class that inherit from </text:span><text:span text:style-name="T40">models.Model</text:span><text:span text:style-name="T49"> to get some specific attributes (like the primary key and auto increment with the name </text:span><text:span text:style-name="T40">id</text:span><text:span text:style-name="T49">)</text:span></text:p>
      <text:p text:style-name="P41"><text:span text:style-name="T49">-</text:span><text:span text:style-name="T50">Every attribute in this class is <text:s/>a column in the data base</text:span></text:p>
      <text:p text:style-name="P41"><text:span text:style-name="T50">-we create __str__ function to return what we want to see in the shell or in the admin interface</text:span></text:p>
      <text:p text:style-name="P41"><text:span text:style-name="T50">-this is a list of all attributes available for our models and their arguments:</text:span></text:p>
      <text:p text:style-name="P41"><text:span text:style-name="T50"><text:tab/></text:span><text:a xlink:type="simple" xlink:href="https://docs.djangoproject.com/en/3.1/ref/models/fields/" text:style-name="Internet_20_link" text:visited-style-name="Visited_20_Internet_20_Link"><text:span text:style-name="T50">https://docs.djangoproject.com/en/3.1/ref/models/fields/</text:span></text:a><text:span text:style-name="T50">#</text:span></text:p>
      <text:p text:style-name="P41"><text:span text:style-name="T50"/></text:p>
      <text:p text:style-name="P45"><text:span text:style-name="T50">T</text:span><text:span text:style-name="T38">o make our models exists in the admin interface we go to the </text:span><text:span text:style-name="T53">admin.py </text:span><text:span text:style-name="T38">file and we type:</text:span></text:p>
      <text:p text:style-name="P45"><text:span text:style-name="T38"><text:tab/></text:span><draw:frame draw:style-name="fr1" draw:name="Image3" text:anchor-type="char" svg:x="0.7138in" svg:y="0.0898in" svg:width="4.4272in" svg:height="1.6772in" draw:z-index="2"><draw:image xlink:href="Pictures/10000201000001A9000000A108A7FDF0CF809F2E.png" xlink:type="simple" xlink:show="embed" xlink:actuate="onLoad" loext:mime-type="image/png"/></draw:frame></text:p>
      <text:p text:style-name="P45"><text:span text:style-name="T38"/></text:p>
      <text:p text:style-name="P45"><text:span text:style-name="T38"/></text:p>
      <text:p text:style-name="P45"><text:span text:style-name="T38"/></text:p>
      <text:p text:style-name="P45"><text:span text:style-name="T38"/></text:p>
      <text:p text:style-name="P45"><text:span text:style-name="T38"/></text:p>
      <text:p text:style-name="P45"><text:span text:style-name="T38"/></text:p>
      <text:p text:style-name="P45"><text:span text:style-name="T38"/></text:p>
      <text:p text:style-name="P45"><text:span text:style-name="T38"/></text:p>
      <text:p text:style-name="P45"><text:span text:style-name="T38"/></text:p>
      <text:p text:style-name="P45"><text:span text:style-name="T38"/></text:p>
      <text:p text:style-name="P50"><text:span text:style-name="T38">python manage.py makemigrations <text:s text:c="3"/></text:span><text:span text:style-name="T51">create a migrations to tell our data base tha we want to add some features</text:span></text:p>
      <text:p text:style-name="P46"><text:span text:style-name="T38"/></text:p>
      <text:p text:style-name="P50"><text:span text:style-name="T38">python manage.py migrate <text:s text:c="2"/></text:span><text:span text:style-name="T51">Apply our features to our data base</text:span></text:p>
      <text:p text:style-name="P50"><text:span text:style-name="T51"/></text:p>
      <text:p text:style-name="P52"><text:span text:style-name="T38">python manage.py createsuperuser <text:s text:c="3"/></text:span><text:span text:style-name="T51">Create a super user for the admin interface</text:span></text:p>
      <text:p text:style-name="P50"><text:span text:style-name="T51"/></text:p>
      <text:p text:style-name="P50"><text:soft-page-break/><text:span text:style-name="T51"/></text:p>
      <text:p text:style-name="P33"><text:span text:style-name="T38">The integrated </text:span><text:span text:style-name="T37">shell</text:span><text:span text:style-name="T38"> in Django to manip the admin interface and the data base</text:span></text:p>
      <text:p text:style-name="P50"><text:span text:style-name="T51"/></text:p>
      <text:p text:style-name="P53"><text:span text:style-name="T38">python manage.py shell <text:s text:c="2"/></text:span><text:span text:style-name="T51">To enter to the shell</text:span></text:p>
      <text:p text:style-name="P53"><text:span text:style-name="T51"/></text:p>
      <text:p text:style-name="P53"><text:span text:style-name="T51">1/ import your models: </text:span><text:span text:style-name="T38">from products.models import Product</text:span></text:p>
      <text:p text:style-name="P47"><text:span text:style-name="T38">2/ create objects to the data base <text:s/></text:span></text:p>
      <text:p text:style-name="P47"><text:span text:style-name="T39"><text:tab/>Product.objects.create(title="testTitle123", content="okContent", price=5)</text:span></text:p>
      <text:p text:style-name="P50"><text:span text:style-name="T51"><text:tab/></text:span><text:span text:style-name="T38">Product.objects.create(title="Turing Pi")</text:span></text:p>
      <text:p text:style-name="P48"><text:span text:style-name="T38">3/ Get elements with the primary key: <text:s text:c="2"/></text:span><text:span text:style-name="T39">p1=Product.objects.get(id=1)</text:span></text:p>
      <text:p text:style-name="P48"><text:span text:style-name="T38">4/ edit elements: <text:s/></text:span><text:span text:style-name="T39">p1.price=</text:span><text:span text:style-name="T41">4</text:span><text:span text:style-name="T39">0</text:span></text:p>
      <text:p text:style-name="P48"><text:span text:style-name="T38">5/save it to the data base:</text:span><text:span text:style-name="T39"> p1.save()</text:span></text:p>
      <text:p text:style-name="P49"><text:span text:style-name="T38">6/ you can delete p1 from the data base: </text:span><text:span text:style-name="T39">p1.delete()</text:span></text:p>
      <text:p text:style-name="P50"><text:span text:style-name="T51"><text:tab/></text:span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0"><text:span text:style-name="T51"/></text:p>
      <text:p text:style-name="P51"><text:soft-page-break/><text:span text:style-name="T33">Day</text:span><text:span text:style-name="T36">2</text:span><text:span text:style-name="T33">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819in" fo:margin-right="0.80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9:54:42.522114824</meta:creation-date>
    <dc:date>2020-12-23T13:08:35.115259250</dc:date>
    <meta:editing-duration>PT3H39M21S</meta:editing-duration>
    <meta:editing-cycles>62</meta:editing-cycles>
    <meta:generator>LibreOffice/6.4.6.2$Linux_X86_64 LibreOffice_project/40$Build-2</meta:generator>
    <meta:document-statistic meta:table-count="0" meta:image-count="3" meta:object-count="0" meta:page-count="7" meta:paragraph-count="86" meta:word-count="797" meta:character-count="5067" meta:non-whitespace-character-count="4321"/>
  </office:meta>
</office:document-meta>
</file>